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List_20_Contents">
      <style:paragraph-properties fo:margin-top="0in" fo:margin-bottom="0.1965in" loext:contextual-spacing="false"/>
    </style:style>
    <style:style style:name="P5" style:family="paragraph" style:parent-style-name="List_20_Contents" style:list-style-name="L1">
      <style:paragraph-properties fo:margin-top="0in" fo:margin-bottom="0.1965in" loext:contextual-spacing="false"/>
    </style:style>
    <style:style style:name="P6" style:family="paragraph" style:parent-style-name="List_20_Contents" style:list-style-name="L2">
      <style:paragraph-properties fo:margin-top="0in" fo:margin-bottom="0.1965in" loext:contextual-spacing="false"/>
    </style:style>
    <style:style style:name="P7" style:family="paragraph" style:parent-style-name="List_20_Heading">
      <style:paragraph-properties fo:margin-top="0in" fo:margin-bottom="0.1965in" loext:contextual-spacing="false"/>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mozilla-public-license-version-2.0"/>Mozilla Public License<text:line-break/>Version 2.0</text:h>
      <text:h text:style-name="Heading_20_2" text:outline-level="2"><text:bookmark text:name="definitions"/>1. Definitions</text:h>
      <text:p text:style-name="P7">1.1. “Contributor” </text:p>
      <text:p text:style-name="P4">means each individual or legal entity that creates, contributes to the creation of, or owns Covered Software.</text:p>
      <text:p text:style-name="P7">1.2. “Contributor Version” </text:p>
      <text:p text:style-name="P4">means the combination of the Contributions of others (if any) used by a Contributor and that particular Contributor’s Contribution.</text:p>
      <text:p text:style-name="P7">1.3. “Contribution” </text:p>
      <text:p text:style-name="P4">means Covered Software of a particular Contributor.</text:p>
      <text:p text:style-name="P7">1.4. “Covered Software” </text:p>
      <text:p text:style-name="P4">means Source Code Form to which the initial Contributor has attached the notice in Exhibit A, the Executable Form of such Source Code Form, and Modifications of such Source Code Form, in each case including portions thereof.</text:p>
      <text:p text:style-name="P7">1.5. “Incompatible With Secondary Licenses” </text:p>
      <text:p text:style-name="P4">means</text:p>
      <text:list xml:id="list614164539" text:style-name="L1">
        <text:list-item>
          <text:p text:style-name="P5">that the initial Contributor has attached the notice described in Exhibit B to the Covered Software; or</text:p>
        </text:list-item>
        <text:list-item>
          <text:p text:style-name="P5">that the Covered Software was made available under the terms of version 1.1 or earlier of the License, but not also under the terms of a Secondary License.</text:p>
        </text:list-item>
      </text:list>
      <text:p text:style-name="P7">1.6. “Executable Form” </text:p>
      <text:p text:style-name="P4">means any form of the work other than Source Code Form.</text:p>
      <text:p text:style-name="P7">1.7. “Larger Work” </text:p>
      <text:p text:style-name="P4">means a work that combines Covered Software with other material, in a separate file or files, that is not Covered Software.</text:p>
      <text:p text:style-name="P7">1.8. “License” </text:p>
      <text:p text:style-name="P4"><text:soft-page-break/>means this document.</text:p>
      <text:p text:style-name="P7">1.9. “Licensable” </text:p>
      <text:p text:style-name="P4">means having the right to grant, to the maximum extent possible, whether at the time of the initial grant or subsequently, any and all of the rights conveyed by this License.</text:p>
      <text:p text:style-name="P7">1.10. “Modifications” </text:p>
      <text:p text:style-name="P4">means any of the following:</text:p>
      <text:list xml:id="list1564172116" text:style-name="L2">
        <text:list-item>
          <text:p text:style-name="P6">any file in Source Code Form that results from an addition to, deletion from, or modification of the contents of Covered Software; or</text:p>
        </text:list-item>
        <text:list-item>
          <text:p text:style-name="P6">any new file in Source Code Form that contains any Covered Software.</text:p>
        </text:list-item>
      </text:list>
      <text:p text:style-name="P7">1.11. “Patent Claims” of a Contributor </text:p>
      <text:p text:style-name="P4">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7">1.12. “Secondary License” </text:p>
      <text:p text:style-name="P4">means either the GNU General Public License, Version 2.0, the GNU Lesser General Public License, Version 2.1, the GNU Affero General Public License, Version 3.0, or any later versions of those licenses.</text:p>
      <text:p text:style-name="P7">1.13. “Source Code Form” </text:p>
      <text:p text:style-name="P4">means the form of the work preferred for making modifications.</text:p>
      <text:p text:style-name="P7">1.14. “You” (or “Your”) </text:p>
      <text:p text:style-name="P4">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4224467292" text:style-name="L3">
        <text:list-item>
          <text:p text:style-name="P1"><text:soft-page-break/>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p>
        </text:list-item>
        <text:list-item>
          <text:p text:style-name="P1">under Patent Claims of such Contributor to make, use, sell, offer for sale, have made, import, and otherwise transfer either its Contributions or its Contributor Version.</text:p>
        </text:list-item>
      </text:list>
      <text:h text:style-name="Heading_20_3" text:outline-level="3"><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1480952388" text:style-name="L4">
        <text:list-item>
          <text:p text:style-name="P2">for any code that a Contributor has removed from Covered Software; or</text:p>
        </text:list-item>
        <text:list-item>
          <text:p text:style-name="P2">for infringements caused by: (i) Your and any other third party’s modifications of Covered Software, or (ii) the combination of its Contributions with other software (except as part of its Contributor Version); or</text:p>
        </text:list-item>
        <text:list-item>
          <text:p text:style-name="P2">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Section 2.1.</text:p>
      <text:h text:style-name="Heading_20_2" text:outline-level="2"><text:bookmark text:name="responsibilities"/><text:soft-page-break/>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3247095661" text:style-name="L5">
        <text:list-item>
          <text:p text:style-name="P3">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3">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text:soft-page-break/>liability terms You offer. You may include additional disclaimers of warranty and limitations of liability specific to any jurisdiction.</text:p>
      <text:h text:style-name="Heading_20_2"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Heading_20_2"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Heading_20_2"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use of any Covered Software is authorized under this License except under this disclaimer.</text:span></text:p>
      <text:h text:style-name="Heading_20_2" text:outline-level="2"><text:bookmark text:name="limitation-of-liability"/><text:soft-page-break/>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Heading_20_2"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Heading_20_2"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new license for such software, you may create and use a modified version of this License if you rename the license and <text:soft-page-break/>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Heading_20_2"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s://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Heading_20_2"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6:12:23.956000000</meta:creation-date>
    <dc:date>2020-04-06T16:13:08.900000000</dc:date>
    <meta:editing-duration>PT46S</meta:editing-duration>
    <meta:editing-cycles>1</meta:editing-cycles>
    <meta:document-statistic meta:table-count="0" meta:image-count="0" meta:object-count="0" meta:page-count="7" meta:paragraph-count="97" meta:word-count="2346" meta:character-count="14642" meta:non-whitespace-character-count="12390"/>
    <meta:generator>LibreOffice/6.1.2.1$Windows_X86_64 LibreOffice_project/65905a128db06ba48db947242809d14d3f9a93fe</meta:generator>
  </office:meta>
</office:document-meta>
</file>